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P15" style:parent-style-name="Standard" style:family="paragraph">
      <style:text-properties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P21" style:parent-style-name="Standard" style:family="paragraph">
      <style:text-properties fo:language="en" fo:country="US"/>
    </style:style>
    <style:style style:name="P22" style:parent-style-name="Standard" style:family="paragraph">
      <style:text-properties fo:language="en" fo:country="US"/>
    </style:style>
    <style:style style:name="P23" style:parent-style-name="Standard" style:family="paragraph">
      <style:text-properties fo:language="en" fo:country="US"/>
    </style:style>
    <style:style style:name="P24" style:parent-style-name="Standard" style:family="paragraph">
      <style:text-properties fo:language="en" fo:country="US"/>
    </style:style>
    <style:style style:name="P25" style:parent-style-name="Standard" style:family="paragraph">
      <style:text-properties fo:language="en" fo:country="US"/>
    </style:style>
    <style:style style:name="P26" style:parent-style-name="Standard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P29" style:parent-style-name="Standard" style:family="paragraph">
      <style:text-properties fo:language="en" fo:country="US"/>
    </style:style>
    <style:style style:name="P30" style:parent-style-name="Standard" style:family="paragraph">
      <style:text-properties fo:language="en" fo:country="US"/>
    </style: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language="en" fo:country="US"/>
    </style:style>
    <style:style style:name="P36" style:parent-style-name="Standard" style:family="paragraph">
      <style:text-properties fo:language="en" fo:country="US"/>
    </style:style>
    <style:style style:name="P37" style:parent-style-name="Standard" style:family="paragraph">
      <style:text-properties fo:language="en" fo:country="US"/>
    </style:style>
    <style:style style:name="P38" style:parent-style-name="Standard" style:family="paragraph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Standard" style:family="paragraph">
      <style:text-properties fo:language="en" fo:country="US"/>
    </style:style>
    <style:style style:name="P46" style:parent-style-name="Standard" style:family="paragraph">
      <style:text-properties fo:language="en" fo:country="US"/>
    </style:style>
    <style:style style:name="P47" style:parent-style-name="Standard" style:family="paragraph">
      <style:text-properties fo:language="en" fo:country="US"/>
    </style:style>
    <style:style style:name="P48" style:parent-style-name="Standard" style:family="paragraph">
      <style:text-properties fo:language="en" fo:country="US"/>
    </style:style>
    <style:style style:name="P49" style:parent-style-name="Standard" style:family="paragraph">
      <style:text-properties fo:language="en" fo:country="US"/>
    </style:style>
    <style:style style:name="P50" style:parent-style-name="Standard" style:family="paragraph">
      <style:text-properties fo:language="en" fo:country="US"/>
    </style:style>
    <style:style style:name="P51" style:parent-style-name="Standard" style:family="paragraph">
      <style:text-properties fo:language="en" fo:country="US"/>
    </style:style>
    <style:style style:name="P52" style:parent-style-name="Standard" style:family="paragraph">
      <style:text-properties fo:language="en" fo:country="US"/>
    </style:style>
    <style:style style:name="P53" style:parent-style-name="Standard" style:family="paragraph">
      <style:text-properties fo:language="en" fo:country="US"/>
    </style:style>
    <style:style style:name="P54" style:parent-style-name="Standard" style:family="paragraph">
      <style:text-properties fo:language="en" fo:country="US"/>
    </style:style>
    <style:style style:name="P55" style:parent-style-name="Standard" style:family="paragraph">
      <style:text-properties fo:language="en" fo:country="US"/>
    </style:style>
    <style:style style:name="P56" style:parent-style-name="Standard" style:family="paragraph">
      <style:text-properties fo:language="en" fo:country="US"/>
    </style:style>
    <style:style style:name="P57" style:parent-style-name="Standard" style:family="paragraph">
      <style:text-properties fo:language="en" fo:country="US"/>
    </style:style>
    <style:style style:name="P58" style:parent-style-name="Standard" style:family="paragraph">
      <style:text-properties fo:language="en" fo:country="US"/>
    </style:style>
    <style:style style:name="P59" style:parent-style-name="Standard" style:family="paragraph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family="paragraph">
      <style:text-properties fo:language="en" fo:country="US"/>
    </style:style>
    <style:style style:name="P63" style:parent-style-name="Standard" style:family="paragraph">
      <style:text-properties fo:language="en" fo:country="US"/>
    </style:style>
    <style:style style:name="P64" style:parent-style-name="Standard" style:family="paragraph">
      <style:text-properties fo:language="en" fo:country="US"/>
    </style:style>
    <style:style style:name="P65" style:parent-style-name="Standard" style:family="paragraph">
      <style:text-properties fo:language="en" fo:country="US"/>
    </style:style>
    <style:style style:name="P66" style:parent-style-name="Standard" style:family="paragraph">
      <style:text-properties fo:language="en" fo:country="US"/>
    </style:style>
    <style:style style:name="P67" style:parent-style-name="Standard" style:family="paragraph">
      <style:text-properties fo:language="en" fo:country="US"/>
    </style:style>
    <style:style style:name="P68" style:parent-style-name="Standard" style:family="paragraph">
      <style:text-properties fo:language="en" fo:country="US"/>
    </style:style>
    <style:style style:name="P69" style:parent-style-name="Standard" style:family="paragraph">
      <style:text-properties fo:language="en" fo:country="US"/>
    </style:style>
    <style:style style:name="P70" style:parent-style-name="Standard" style:family="paragraph">
      <style:text-properties fo:language="en" fo:country="US"/>
    </style:style>
    <style:style style:name="P71" style:parent-style-name="Standard" style:family="paragraph">
      <style:text-properties fo:language="en" fo:country="US"/>
    </style:style>
    <style:style style:name="P72" style:parent-style-name="Standard" style:family="paragraph">
      <style:text-properties fo:language="en" fo:country="US"/>
    </style:style>
    <style:style style:name="P73" style:parent-style-name="Standard" style:family="paragraph">
      <style:text-properties fo:language="en" fo:country="US"/>
    </style:style>
    <style:style style:name="P74" style:parent-style-name="Standard" style:family="paragraph">
      <style:text-properties fo:language="en" fo:country="US"/>
    </style:style>
    <style:style style:name="P75" style:parent-style-name="Standard" style:family="paragraph">
      <style:text-properties fo:language="en" fo:country="US"/>
    </style:style>
    <style:style style:name="P76" style:parent-style-name="Standard" style:family="paragraph">
      <style:text-properties fo:language="en" fo:country="US"/>
    </style:style>
    <style:style style:name="P77" style:parent-style-name="Standard" style:family="paragraph">
      <style:text-properties fo:language="en" fo:country="US"/>
    </style:style>
    <style:style style:name="P78" style:parent-style-name="Standard" style:family="paragraph">
      <style:text-properties fo:language="en" fo:country="US"/>
    </style:style>
    <style:style style:name="P79" style:parent-style-name="Standard" style:family="paragraph">
      <style:text-properties fo:language="en" fo:country="US"/>
    </style:style>
    <style:style style:name="P80" style:parent-style-name="Standard" style:family="paragraph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language="en" fo:country="US"/>
    </style:style>
    <style:style style:name="P85" style:parent-style-name="Standard" style:family="paragraph">
      <style:text-properties fo:language="en" fo:country="US"/>
    </style:style>
    <style:style style:name="P86" style:parent-style-name="Standard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  <style:style style:name="P88" style:parent-style-name="Standard" style:family="paragraph">
      <style:text-properties fo:language="en" fo:country="US"/>
    </style:style>
    <style:style style:name="P89" style:parent-style-name="Standard" style:family="paragraph">
      <style:text-properties fo:language="en" fo:country="US"/>
    </style:style>
    <style:style style:name="P90" style:parent-style-name="Standard" style:family="paragraph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P93" style:parent-style-name="Standard" style:family="paragraph">
      <style:text-properties fo:language="en" fo:country="US"/>
    </style:style>
    <style:style style:name="P94" style:parent-style-name="Standard" style:family="paragraph">
      <style:text-properties fo:language="en" fo:country="US"/>
    </style:style>
    <style:style style:name="P95" style:parent-style-name="Standard" style:family="paragraph">
      <style:text-properties fo:language="en" fo:country="US"/>
    </style:style>
    <style:style style:name="P96" style:parent-style-name="Standard" style:family="paragraph">
      <style:text-properties fo:language="en" fo:country="US"/>
    </style:style>
    <style:style style:name="P97" style:parent-style-name="Standard" style:family="paragraph">
      <style:text-properties fo:language="en" fo:country="US"/>
    </style:style>
    <style:style style:name="P98" style:parent-style-name="Standard" style:family="paragraph">
      <style:text-properties fo:language="en" fo:country="US"/>
    </style:style>
    <style:style style:name="P99" style:parent-style-name="Standard" style:family="paragraph">
      <style:text-properties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P114" style:parent-style-name="Standard" style:family="paragraph">
      <style:text-properties fo:language="en" fo:country="US"/>
    </style:style>
    <style:style style:name="P115" style:parent-style-name="Standard" style:family="paragraph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P120" style:parent-style-name="Standard" style:family="paragraph">
      <style:text-properties fo:language="en" fo:country="US"/>
    </style:style>
    <style:style style:name="P121" style:parent-style-name="Standard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family="paragraph">
      <style:text-properties fo:language="en" fo:country="US"/>
    </style:style>
    <style:style style:name="P124" style:parent-style-name="Standard" style:family="paragraph">
      <style:text-properties fo:language="en" fo:country="US"/>
    </style:style>
    <style:style style:name="P125" style:parent-style-name="Standard" style:family="paragraph">
      <style:text-properties fo:language="en" fo:country="US"/>
    </style:style>
    <style:style style:name="P126" style:parent-style-name="Standard" style:family="paragraph">
      <style:text-properties fo:language="en" fo:country="US"/>
    </style:style>
    <style:style style:name="P127" style:parent-style-name="Standard" style:family="paragraph">
      <style:text-properties fo:language="en" fo:country="US"/>
    </style:style>
    <style:style style:name="P128" style:parent-style-name="Standard" style:family="paragraph">
      <style:text-properties fo:language="en" fo:country="US"/>
    </style:style>
    <style:style style:name="P129" style:parent-style-name="Standard" style:family="paragraph">
      <style:text-properties fo:language="en" fo:country="US"/>
    </style:style>
    <style:style style:name="P130" style:parent-style-name="Normal" style:family="paragraph">
      <style:paragraph-properties fo:break-before="page"/>
      <style:text-properties fo:language="en" fo:country="US"/>
    </style:style>
    <style:style style:name="P131" style:parent-style-name="Normal" style:family="paragraph">
      <style:paragraph-properties fo:break-before="page"/>
      <style:text-properties fo:language="en" fo:country="US"/>
    </style:style>
    <style:style style:name="P132" style:parent-style-name="Standard" style:family="paragraph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P135" style:parent-style-name="Standard" style:list-style-name="LFO1" style:family="paragraph">
      <style:text-properties fo:language="en" fo:country="US"/>
    </style:style>
    <style:style style:name="P136" style:parent-style-name="Standard" style:list-style-name="LFO1" style:family="paragraph">
      <style:text-properties fo:language="en" fo:country="US"/>
    </style:style>
    <style:style style:name="P137" style:parent-style-name="Standard" style:list-style-name="LFO1" style:family="paragraph">
      <style:text-properties fo:language="en" fo:country="US"/>
    </style:style>
    <style:style style:name="P138" style:parent-style-name="Standard" style:family="paragraph">
      <style:text-properties fo:language="en" fo:country="US"/>
    </style:style>
    <style:style style:name="P139" style:parent-style-name="Standard" style:family="paragraph">
      <style:text-properties fo:language="en" fo:country="US"/>
    </style:style>
    <style:style style:name="P140" style:parent-style-name="Standard" style:list-style-name="LFO1" style:family="paragraph">
      <style:text-properties fo:language="en" fo:country="US"/>
    </style:style>
    <style:style style:name="P141" style:parent-style-name="Standard" style:list-style-name="LFO1" style:family="paragraph">
      <style:text-properties fo:language="en" fo:country="US"/>
    </style:style>
    <style:style style:name="P142" style:parent-style-name="Standard" style:list-style-name="LFO1" style:family="paragraph">
      <style:text-properties fo:language="en" fo:country="US"/>
    </style:style>
    <style:style style:name="P143" style:parent-style-name="Standard" style:list-style-name="LFO1" style:family="paragraph">
      <style:text-properties fo:language="en" fo:country="US"/>
    </style:style>
    <style:style style:name="P144" style:parent-style-name="Standard" style:family="paragraph">
      <style:text-properties fo:language="en" fo:country="US"/>
    </style:style>
    <style:style style:name="P145" style:parent-style-name="Standard" style:family="paragraph">
      <style:text-properties fo:language="en" fo:country="US"/>
    </style:style>
    <style:style style:name="P146" style:parent-style-name="Standard" style:list-style-name="LFO1" style:family="paragraph">
      <style:text-properties fo:language="en" fo:country="US"/>
    </style:style>
    <style:style style:name="P147" style:parent-style-name="Standard" style:list-style-name="LFO1" style:family="paragraph">
      <style:text-properties fo:language="en" fo:country="US"/>
    </style:style>
    <style:style style:name="P148" style:parent-style-name="Standard" style:list-style-name="LFO1" style:family="paragraph">
      <style:text-properties fo:language="en" fo:country="US"/>
    </style:style>
    <style:style style:name="P149" style:parent-style-name="Standard" style:family="paragraph">
      <style:text-properties fo:language="en" fo:country="US"/>
    </style:style>
    <style:style style:name="P150" style:parent-style-name="Standard" style:family="paragraph">
      <style:text-properties fo:language="en" fo:country="US"/>
    </style:style>
    <style:style style:name="P151" style:parent-style-name="Standard" style:family="paragraph">
      <style:text-properties fo:language="en" fo:country="US"/>
    </style:style>
    <style:style style:name="P152" style:parent-style-name="Standard" style:family="paragraph">
      <style:text-properties fo:language="en" fo:country="US"/>
    </style:style>
    <style:style style:name="P153" style:parent-style-name="Standard" style:family="paragraph">
      <style:text-properties fo:language="en" fo:country="US"/>
    </style:style>
  </office:automatic-styles>
  <office:body>
    <office:text text:use-soft-page-breaks="true">
      <text:p text:style-name="P1">Agent that helps injured agents:</text:p>
      <text:p text:style-name="P2"><text:tab/>Priority <text:s text:c="4"/>- <text:s text:c="5"/>Plan</text:p>
      <text:p text:style-name="P3"><text:tab/>1<text:tab/><text:tab/><text:s/>Walks towards exit</text:p>
      <text:p text:style-name="P4"><text:tab/>/*<text:tab/>While walking checks: <text:s text:c="3"/>*/</text:p>
      <text:p text:style-name="P5"><text:tab/>2<text:tab/><text:tab/><text:s/>If(injured_agent &amp;&amp; range &lt;= (x,y)) <text:s/>help_agent_Exit;</text:p>
      <text:p text:style-name="P6"><text:tab/></text:p>
      <text:p text:style-name="P7"/>
      <text:p text:style-name="P8">Agent that doesn't care:</text:p>
      <text:p text:style-name="P9"><text:tab/>Priority <text:s text:c="4"/>- <text:s text:c="5"/>Plan</text:p>
      <text:p text:style-name="P10"><text:tab/>1<text:tab/><text:tab/><text:s/>Walks towards exit</text:p>
      <text:p text:style-name="P11"><text:tab/>/*<text:tab/>While walking checks: <text:s text:c="3"/>*/</text:p>
      <text:p text:style-name="P12"><text:tab/>2<text:s/><text:tab/><text:tab/><text:s/>if(agent_blocking) find new path;</text:p>
      <text:p text:style-name="P13"/>
      <text:p text:style-name="P14"/>
      <text:p text:style-name="P15">Agent that is freezes:</text:p>
      <text:p text:style-name="P16"><text:tab/>Priority <text:s text:c="4"/>- <text:s text:c="5"/>Plan</text:p>
      <text:p text:style-name="P17"><text:tab/>1<text:tab/><text:tab/><text:s/>Walks towards exit</text:p>
      <text:p text:style-name="P18"><text:tab/>/*<text:tab/>While walking checks: <text:s text:c="3"/>*/</text:p>
      <text:p text:style-name="P19"><text:tab/>2<text:s/><text:tab/><text:tab/><text:s/>if(see(injured_agent) || see(accident→distance (x,y)) <text:s/>freeze;</text:p>
      <text:p text:style-name="P20"><text:tab/>/*<text:tab/>While frozen checks:<text:tab/><text:s text:c="5"/>*/</text:p>
      <text:p text:style-name="P21"><text:tab/>3<text:tab/><text:tab/><text:s/>if(accident_near → distance &lt;= (x,y))<text:s text:c="2"/>→ <text:s/>injured <text:s/>|| <text:s/>panic (run(rand(x,y)) until injured) for fun eheh</text:p>
      <text:p text:style-name="P22"/>
      <text:p text:style-name="P23"/>
      <text:p text:style-name="P24">Jesus Agent:</text:p>
      <text:p text:style-name="P25"><text:tab/>Priority <text:s text:c="4"/>- <text:s text:c="5"/>Plan</text:p>
      <text:p text:style-name="P26"><text:tab/>1<text:tab/><text:tab/><text:s/>Walks towards exit</text:p>
      <text:p text:style-name="P27"><text:tab/>/*Jesus Mode*/</text:p>
      <text:p text:style-name="P28"><text:tab/>1<text:tab/><text:tab/>Searches for frozen agents<text:tab/></text:p>
      <text:p text:style-name="P29"><text:tab/></text:p>
      <text:p text:style-name="P30"><text:tab/>/*<text:tab/>While walking checks: <text:s text:c="3"/>*/</text:p>
      <text:p text:style-name="P31"><text:tab/>2<text:s/><text:tab/><text:tab/>if(agent_frozen) → unfreeze and guide towards exit.</text:p>
      <text:p text:style-name="P32"><text:tab/>/*Jesus Mode*/</text:p>
      <text:p text:style-name="P33"><text:tab/>2<text:s/><text:tab/><text:tab/>if(agent_frozen) → unfreeze and continue search.</text:p>
      <text:p text:style-name="P34"><text:tab/></text:p>
      <text:p text:style-name="P35"><text:tab/>/*<text:tab/><text:s/>While guiding:*/</text:p>
      <text:p text:style-name="P36"><text:tab/>3<text:tab/><text:tab/>if(agent_frozen) → unfreeze, stack, continue (either exit or search).</text:p>
      <text:p text:style-name="P37"><text:tab/></text:p>
      <text:p text:style-name="P38"><text:tab/>/*search param*/</text:p>
      <text:p text:style-name="P39"><text:tab/>/*It's Jesus, he will know when to stop searching*/</text:p>
      <text:p text:style-name="P40"/>
      <text:p text:style-name="P41"/>
      <text:p text:style-name="P42">Agent that helps vs Jesus Agent</text:p>
      <text:p text:style-name="P43"/>
      <text:p text:style-name="P44">The helping agent only affects injured agents.</text:p>
      <text:p text:style-name="P45">What will happen is that if he finds an injured agent in his path towards the exit he grabs him and continues to walk.</text:p>
      <text:p text:style-name="P46"/>
      <text:p text:style-name="P47"/>
      <text:soft-page-break/>
      <text:p text:style-name="P48">E→ exit</text:p>
      <text:p text:style-name="P49">I → injured</text:p>
      <text:p text:style-name="P50">A→ agent</text:p>
      <text:p text:style-name="P51">AI → agent with injured</text:p>
      <text:p text:style-name="P52">F → frozen</text:p>
      <text:p text:style-name="P53">NF → not frozen</text:p>
      <text:p text:style-name="P54"/>
      <text:p text:style-name="P55"><text:tab/><text:tab/>/*Helping agent*/</text:p>
      <text:p text:style-name="P56">[ ][ ][E][ ]<text:tab/><text:tab/><text:tab/>[ ][ ][E ][ ]</text:p>
      <text:p text:style-name="P57">[ ][ ][ <text:s text:c="2"/>][ ]<text:tab/><text:tab/>=&gt;<text:tab/>[ ][ ][ <text:s text:c="3"/>][ ]</text:p>
      <text:p text:style-name="P58">[ ][I][A][ ]<text:tab/><text:tab/>=&gt;<text:tab/>[ ][ ][AI][ ]/*he will be 'picked up'<text:s/>by the agen*/</text:p>
      <text:p text:style-name="Standard">[ ][ <text:s/>][ <text:s/>][ ]<text:tab/><text:tab/><text:tab/>[ ][ ][ <text:s text:c="3"/>][ ]</text:p>
      <text:p text:style-name="Standard"/>
      <text:p text:style-name="Standard"/>
      <text:p text:style-name="Standard"><text:tab/><text:tab/>/*Jesus*/</text:p>
      <text:p text:style-name="Standard">[ ][ <text:s/>][E][ <text:s/>]<text:tab/><text:tab/><text:tab/>[ ][ ][E ][ <text:s text:c="2"/>]</text:p>
      <text:p text:style-name="Standard">[ ][ <text:s/>][ <text:s text:c="2"/>][ <text:s/>]<text:tab/><text:tab/>=&gt;<text:tab/>[ ][ ][ <text:s text:c="3"/>][ <text:s text:c="2"/>]<text:tab/></text:p>
      <text:p text:style-name="Standard">[ ][ <text:s/>][ <text:s text:c="2"/>][F]<text:tab/><text:tab/>=&gt;<text:tab/>[ ][ ][A <text:s/>][F]</text:p>
      <text:p text:style-name="P59">[ ][F][A][ <text:s/>]<text:tab/><text:tab/><text:tab/>[ ][ ][NF][ <text:s/>] /*he will unfreeze and follow*/</text:p>
      <text:p text:style-name="P60"/>
      <text:p text:style-name="P61"/>
      <text:p text:style-name="P62">NEW IDEA:</text:p>
      <text:p text:style-name="P63"><text:tab/>FireStarterAgent:</text:p>
      <text:p text:style-name="P64"><text:tab/><text:tab/>Priority <text:s text:c="4"/>- <text:s text:c="5"/>Plan</text:p>
      <text:p text:style-name="P65"><text:tab/>1<text:tab/><text:tab/><text:s/>Walks towards exit</text:p>
      <text:p text:style-name="P66"><text:tab/>/*<text:tab/>While walking checks: <text:s text:c="3"/>*/</text:p>
      <text:p text:style-name="P67"><text:tab/>2<text:s/><text:tab/><text:tab/><text:s/>if(see(FIRE)) → random (x,y) with timer.</text:p>
      <text:p text:style-name="P68"><text:tab/>/*<text:tab/>If touches fire – 1 square distance*/</text:p>
      <text:p text:style-name="P69"><text:tab/>3<text:tab/><text:tab/><text:s text:c="2"/>while(timer &lt; 0) → runs straight (either -x or x || -y or y) → spreads<text:s/>fire.</text:p>
      <text:p text:style-name="P70"/>
      <text:p text:style-name="P71"/>
      <text:p text:style-name="P72">Envirorment</text:p>
      <text:p text:style-name="P73"/>
      <text:p text:style-name="P74">2D Grid Map with presets:</text:p>
      <text:p text:style-name="P75"><text:tab/>Will be create 1 to 3 maps of a building.</text:p>
      <text:p text:style-name="P76"/>
      <text:p text:style-name="P77"><text:tab/>What will agents know:</text:p>
      <text:p text:style-name="P78"><text:tab/>-Current Position → (x,y)<text:tab/><text:tab/></text:p>
      <text:p text:style-name="P79"><text:tab/>-[E][E][E] array_of_exits <text:s/>→ all exits have a (x,y)</text:p>
      <text:p text:style-name="P80"><text:tab/>-array of path to follow? (A* → shortest path) →<text:s/>generated in the current position.</text:p>
      <text:p text:style-name="P81"><text:tab/><text:tab/>Problems:</text:p>
      <text:p text:style-name="P82"><text:tab/><text:tab/><text:tab/>→ how agent will know the area of damage of an accident event?</text:p>
      <text:p text:style-name="P83"><text:tab/><text:tab/><text:tab/>→ if (x,y) of accident is out of range to agent?</text:p>
      <text:p text:style-name="P84"><text:tab/><text:tab/><text:tab/>→ what is range for the agent?</text:p>
      <text:p text:style-name="P85"><text:tab/><text:tab/><text:tab/></text:p>
      <text:p text:style-name="P86"/>
      <text:p text:style-name="P87">Algorithms to be used:<text:tab/></text:p>
      <text:p text:style-name="P88"><text:tab/>A* Shortest path probably.</text:p>
      <text:p text:style-name="P89"><text:tab/>There are 2DGrid functions in Jadex for path finding and shortest distance.</text:p>
      <text:soft-page-break/>
      <text:p text:style-name="P90"><text:tab/></text:p>
      <text:p text:style-name="P91"><text:tab/>What will agents be doing while 'waiting' for the accident to happen?</text:p>
      <text:p text:style-name="P92"><text:tab/>Possible solutions:</text:p>
      <text:p text:style-name="P93"><text:tab/><text:tab/>→ either specify certain path independent of the agent and add them to the agent at<text:s/>the moment of it's creation.</text:p>
      <text:p text:style-name="P94"><text:tab/><text:tab/>→ either set a rand() to allow user enjoyment of watching agents acting like chickens.</text:p>
      <text:p text:style-name="P95"><text:tab/><text:tab/>→ More boring and pain in the ass to implement… add goals and plans (ex: move object from (x1,y1) → (x2, y2))</text:p>
      <text:p text:style-name="P96"/>
      <text:p text:style-name="P97"/>
      <text:p text:style-name="P98"><text:tab/>Objective</text:p>
      <text:p text:style-name="P99"><text:tab/><text:tab/>Having a set of agents with diferent characteristics implemented, set in a specified envirorment and watch the behaviour implemented.</text:p>
      <text:p text:style-name="P100"><text:tab/><text:tab/>Understanding the variation of types of agents and it's influence in the envirorment.</text:p>
      <text:p text:style-name="P101"><text:tab/><text:tab/>Gather data about injuries/rescued agents.<text:s/>Compare results.</text:p>
      <text:p text:style-name="P102"/>
      <text:p text:style-name="P103"/>
      <text:p text:style-name="P104"><text:tab/>Events:</text:p>
      <text:p text:style-name="P105"><text:tab/><text:tab/>Possible implementation of events:</text:p>
      <text:p text:style-name="P106"><text:tab/><text:tab/>-Fire (starts in a position (x,y) → random?) spreads with a racio squares/time</text:p>
      <text:p text:style-name="P107"><text:tab/><text:tab/>-(Desabamento) (starts in 1 or more positions (x,y)) → projetcs obstacles to map.</text:p>
      <text:p text:style-name="P108"><text:tab/><text:tab/>-Explosion = FIRE +<text:s/>(DESABAMENTO)<text:tab/><text:tab/></text:p>
      <text:p text:style-name="P109"><text:tab/><text:tab/></text:p>
      <text:p text:style-name="P110"><text:tab/>Injuries:</text:p>
      <text:p text:style-name="P111"><text:tab/><text:tab/>Switch(Event)</text:p>
      <text:p text:style-name="P112"><text:tab/><text:tab/></text:p>
      <text:p text:style-name="P113"><text:tab/><text:tab/><text:tab/>case(FIRE):</text:p>
      <text:p text:style-name="P114"><text:tab/><text:tab/><text:tab/><text:tab/>→<text:s/>if(agent near fire → timer &amp; (distance (x,y))) <text:s/>→ <text:s/>injured.</text:p>
      <text:p text:style-name="P115"><text:tab/><text:tab/><text:tab/><text:tab/>→ if(agent tooooooo near fire → (distance (x,y))) <text:s/>→ <text:s/>injured.</text:p>
      <text:p text:style-name="P116"><text:tab/><text:tab/><text:tab/><text:tab/></text:p>
      <text:p text:style-name="P117"><text:tab/><text:tab/><text:tab/><text:tab/></text:p>
      <text:p text:style-name="P118"><text:tab/><text:tab/><text:tab/>case(Desabamento)</text:p>
      <text:p text:style-name="P119"><text:tab/><text:tab/><text:tab/><text:tab/>→ if(projectile 'created' too near → distance (x,y)) <text:s/>→ <text:s/>injured.</text:p>
      <text:p text:style-name="P120"><text:tab/><text:tab/><text:tab/></text:p>
      <text:p text:style-name="P121"><text:tab/><text:tab/><text:tab/>case(Explosion)</text:p>
      <text:p text:style-name="P122"><text:tab/><text:tab/><text:tab/><text:tab/>→ check both</text:p>
      <text:p text:style-name="P123"/>
      <text:p text:style-name="P124"><text:tab/><text:tab/></text:p>
      <text:p text:style-name="P125"><text:tab/>/*Note:*/</text:p>
      <text:p text:style-name="P126"><text:tab/>In any event we have these options:</text:p>
      <text:p text:style-name="P127"><text:tab/><text:tab/>→ Create the projectiles / fire spreading :<text:tab/><text:tab/></text:p>
      <text:p text:style-name="P128"><text:tab/><text:tab/><text:tab/>→ random within the center of the accident.</text:p>
      <text:p text:style-name="P129"><text:tab/><text:tab/><text:tab/>→ select specific points within the center of the accident. (ex: not over a wall, not over an<text:s/>agent, etc…)<text:line-break/><text:line-break/><text:line-break/></text:p>
      <text:p text:style-name="P130"/>
      <text:soft-page-break/>
      <text:p text:style-name="P131"/>
      <text:soft-page-break/>
      <text:p text:style-name="P132">Project Structure</text:p>
      <text:p text:style-name="P133"/>
      <text:p text:style-name="P134">Project Folder</text:p>
      <text:list text:style-name="LFO1" text:continue-numbering="true">
        <text:list-item>
          <text:p text:style-name="P135">Application.xml</text:p>
        </text:list-item>
        <text:list-item>
          <text:p text:style-name="P136">Agents Folders</text:p>
        </text:list-item>
        <text:list-item>
          <text:p text:style-name="P137">Capabilities Folders</text:p>
        </text:list-item>
      </text:list>
      <text:p text:style-name="P138"/>
      <text:p text:style-name="P139">Agent Folder</text:p>
      <text:list text:style-name="LFO1" text:continue-numbering="true">
        <text:list-item>
          <text:p text:style-name="P140">Agent.xml</text:p>
        </text:list-item>
        <text:list-item>
          <text:p text:style-name="P141">Plans.java</text:p>
        </text:list-item>
        <text:list-item>
          <text:p text:style-name="P142">Goals.java</text:p>
        </text:list-item>
        <text:list-item>
          <text:p text:style-name="P143">Tasks.java</text:p>
        </text:list-item>
      </text:list>
      <text:p text:style-name="P144"/>
      <text:p text:style-name="P145">Capability Folder</text:p>
      <text:list text:style-name="LFO1" text:continue-numbering="true">
        <text:list-item>
          <text:p text:style-name="P146">Capability.xml<text:s/></text:p>
        </text:list-item>
        <text:list-item>
          <text:p text:style-name="P147">Plans.java</text:p>
        </text:list-item>
        <text:list-item>
          <text:p text:style-name="P148">Tasks.java</text:p>
        </text:list-item>
      </text:list>
      <text:p text:style-name="P149"/>
      <text:p text:style-name="P150"/>
      <text:p text:style-name="P151">Application.xml Structure</text:p>
      <text:p text:style-name="P152"/>
      <text:p text:style-name="P1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DejaVu Sans" style:font-name-complex="FreeSan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ão Neto</dc:creator>
    <meta:creation-date>2015-11-06T16:25:00Z</meta:creation-date>
    <dc:date>2015-11-07T15:52:00Z</dc:date>
    <meta:template xlink:href="Normal.dotm" xlink:type="simple"/>
    <meta:editing-cycles>6</meta:editing-cycles>
    <meta:editing-duration>PT14220S</meta:editing-duration>
    <meta:document-statistic meta:page-count="5" meta:paragraph-count="8" meta:word-count="684" meta:character-count="4371" meta:row-count="30" meta:non-whitespace-character-count="3695"/>
  </office:meta>
</office:document-meta>
</file>